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标题" style:master-page-name="MP0" style:family="paragraph">
      <style:paragraph-properties fo:break-before="page" fo:text-align="center" style:page-number="1"/>
    </style:style>
    <style:style style:name="P2" style:parent-style-name="Standard" style:family="paragraph">
      <style:paragraph-properties fo:text-align="center"/>
      <style:text-properties fo:font-size="11pt" style:font-size-asian="11pt" style:font-size-complex="11pt"/>
    </style:style>
    <style:style style:name="P3" style:parent-style-name="Standard" style:family="paragraph">
      <style:paragraph-properties fo:text-align="center"/>
      <style:text-properties fo:font-size="11pt" style:font-size-asian="11pt" style:font-size-complex="11pt"/>
    </style:style>
    <style:style style:name="P4" style:parent-style-name="标题1" style:family="paragraph">
      <style:paragraph-properties fo:text-align="justify" fo:margin-top="0in"/>
    </style:style>
    <style:style style:name="P5" style:parent-style-name="标题2" style:family="paragraph">
      <style:paragraph-properties fo:text-align="justify" fo:margin-top="0in" fo:margin-bottom="0in" fo:line-height="115%"/>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默认段落字体" style:family="text">
      <style:text-properties fo:font-style="italic" style:font-style-asian="italic"/>
    </style:style>
    <style:style style:name="T10" style:parent-style-name="默认段落字体" style:family="text">
      <style:text-properties fo:font-style="italic" style:font-style-asian="italic"/>
    </style:style>
    <style:style style:name="T11" style:parent-style-name="默认段落字体" style:family="text">
      <style:text-properties fo:font-style="italic" style:font-style-asian="italic"/>
    </style:style>
    <style:style style:name="T12" style:parent-style-name="默认段落字体" style:family="text">
      <style:text-properties fo:font-style="italic" style:font-style-asian="italic"/>
    </style:style>
    <style:style style:name="T13" style:parent-style-name="默认段落字体" style:family="text">
      <style:text-properties fo:font-style="italic" style:font-style-asian="italic"/>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text-properties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T23" style:parent-style-name="默认段落字体" style:family="text">
      <style:text-properties fo:font-style="italic" style:font-style-asian="italic"/>
    </style:style>
    <style:style style:name="P24" style:parent-style-name="Standard" style:family="paragraph">
      <style:paragraph-properties fo:text-align="justify"/>
    </style:style>
    <style:style style:name="T25" style:parent-style-name="默认段落字体" style:family="text">
      <style:text-properties fo:font-style="italic" style:font-style-asian="italic"/>
    </style:style>
    <style:style style:name="P26" style:parent-style-name="Standard" style:family="paragraph">
      <style:paragraph-properties fo:text-align="justify"/>
    </style:style>
    <style:style style:name="T27" style:parent-style-name="默认段落字体" style:family="text">
      <style:text-properties fo:font-style="italic" style:font-style-asian="italic"/>
    </style:style>
    <style:style style:name="P28" style:parent-style-name="Standard" style:family="paragraph">
      <style:paragraph-properties fo:text-align="justify"/>
    </style:style>
    <style:style style:name="T29" style:parent-style-name="默认段落字体" style:family="text">
      <style:text-properties fo:font-style="italic" style:font-style-asian="italic"/>
    </style:style>
    <style:style style:name="P30" style:parent-style-name="标题2" style:family="paragraph">
      <style:paragraph-properties fo:text-align="justify" fo:margin-top="0in" fo:margin-bottom="0in"/>
    </style:style>
    <style:style style:name="P31" style:parent-style-name="Standard" style:family="paragraph">
      <style:paragraph-properties fo:text-align="justify"/>
    </style:style>
    <style:style style:name="T32" style:parent-style-name="默认段落字体" style:family="text">
      <style:text-properties fo:font-style="italic" style:font-style-asian="italic"/>
    </style:style>
    <style:style style:name="T33" style:parent-style-name="默认段落字体" style:family="text">
      <style:text-properties fo:font-style="italic" style:font-style-asian="italic"/>
    </style:style>
    <style:style style:name="T34" style:parent-style-name="默认段落字体" style:family="text">
      <style:text-properties fo:font-style="italic" style:font-style-asian="italic"/>
    </style:style>
    <style:style style:name="P35" style:parent-style-name="Standard" style:family="paragraph">
      <style:paragraph-properties fo:text-align="justify"/>
    </style:style>
    <style:style style:name="T36" style:parent-style-name="默认段落字体" style:family="text">
      <style:text-properties fo:font-style="italic" style:font-style-asian="italic"/>
    </style:style>
    <style:style style:name="T37" style:parent-style-name="默认段落字体" style:family="text">
      <style:text-properties fo:font-style="italic" style:font-style-asian="italic"/>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T40" style:parent-style-name="默认段落字体" style:family="text">
      <style:text-properties fo:font-style="italic" style:font-style-asian="italic"/>
    </style:style>
    <style:style style:name="T41" style:parent-style-name="默认段落字体" style:family="text">
      <style:text-properties fo:font-style="italic" style:font-style-asian="italic"/>
    </style:style>
    <style:style style:name="P42" style:parent-style-name="Standard" style:family="paragraph">
      <style:paragraph-properties fo:text-align="justify"/>
    </style:style>
    <style:style style:name="T43" style:parent-style-name="默认段落字体" style:family="text">
      <style:text-properties fo:font-style="italic" style:font-style-asian="italic"/>
    </style:style>
    <style:style style:name="P44" style:parent-style-name="Standard" style:family="paragraph">
      <style:paragraph-properties fo:text-align="justify"/>
    </style:style>
    <style:style style:name="T45" style:parent-style-name="默认段落字体" style:family="text">
      <style:text-properties fo:font-style="italic" style:font-style-asian="italic"/>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标题2" style:family="paragraph">
      <style:paragraph-properties fo:text-align="justify" fo:margin-top="0in" fo:margin-bottom="0in"/>
    </style:style>
    <style:style style:name="P50" style:parent-style-name="Standard" style:family="paragraph">
      <style:paragraph-properties fo:text-align="justify"/>
    </style:style>
    <style:style style:name="T51" style:parent-style-name="默认段落字体" style:family="text">
      <style:text-properties fo:font-style="italic" style:font-style-asian="italic"/>
    </style:style>
    <style:style style:name="T52" style:parent-style-name="默认段落字体" style:family="text">
      <style:text-properties fo:font-style="italic" style:font-style-asian="italic"/>
    </style:style>
    <style:style style:name="T53" style:parent-style-name="默认段落字体" style:family="text">
      <style:text-properties fo:font-style="italic" style:font-style-asian="italic"/>
    </style:style>
    <style:style style:name="P54" style:parent-style-name="Standard" style:family="paragraph">
      <style:paragraph-properties fo:text-align="justify"/>
    </style:style>
    <style:style style:name="T55" style:parent-style-name="默认段落字体" style:family="text">
      <style:text-properties fo:font-style="italic" style:font-style-asian="italic"/>
    </style:style>
    <style:style style:name="P56" style:parent-style-name="标题2" style:family="paragraph">
      <style:paragraph-properties fo:text-align="justify" fo:margin-top="0in" fo:margin-bottom="0in"/>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T64" style:parent-style-name="默认段落字体" style:family="text">
      <style:text-properties fo:language="fr" fo:country="CA"/>
    </style:style>
    <style:style style:name="P65" style:parent-style-name="Standard" style:family="paragraph">
      <style:paragraph-properties fo:text-align="justify"/>
    </style:style>
    <style:style style:name="T66" style:parent-style-name="默认段落字体" style:family="text">
      <style:text-properties fo:language="fr" fo:country="CA"/>
    </style:style>
    <style:style style:name="T67" style:parent-style-name="默认段落字体" style:family="text">
      <style:text-properties fo:language="fr" fo:country="CA"/>
    </style:style>
    <style:style style:name="T68" style:parent-style-name="默认段落字体" style:family="text">
      <style:text-properties fo:language="fr" fo:country="CA"/>
    </style:style>
    <style:style style:name="P69" style:parent-style-name="Standard" style:family="paragraph">
      <style:paragraph-properties fo:text-align="justify"/>
    </style:style>
    <style:style style:name="T70" style:parent-style-name="默认段落字体" style:family="text">
      <style:text-properties fo:font-style="italic" style:font-style-asian="italic" style:font-style-complex="italic" fo:language="fr" fo:country="CA"/>
    </style:style>
    <style:style style:name="P71" style:parent-style-name="Standard" style:family="paragraph">
      <style:paragraph-properties fo:text-align="justify"/>
    </style:style>
    <style:style style:name="T72" style:parent-style-name="默认段落字体" style:family="text">
      <style:text-properties fo:font-style="italic" style:font-style-asian="italic" style:font-style-complex="italic" fo:language="fr" fo:country="CA"/>
    </style:style>
    <style:style style:name="P73" style:parent-style-name="Standard" style:family="paragraph">
      <style:paragraph-properties fo:text-align="justify"/>
    </style:style>
    <style:style style:name="T74" style:parent-style-name="默认段落字体" style:family="text">
      <style:text-properties fo:language="fr" fo:country="CA"/>
    </style:style>
    <style:style style:name="T75" style:parent-style-name="默认段落字体" style:family="text">
      <style:text-properties fo:language="fr" fo:country="CA"/>
    </style:style>
    <style:style style:name="T76" style:parent-style-name="默认段落字体" style:family="text">
      <style:text-properties fo:language="fr" fo:country="CA"/>
    </style:style>
    <style:style style:name="P77" style:parent-style-name="Standard" style:family="paragraph">
      <style:paragraph-properties fo:text-align="justify"/>
    </style:style>
    <style:style style:name="T78" style:parent-style-name="默认段落字体" style:family="text">
      <style:text-properties fo:font-style="italic" style:font-style-asian="italic" style:font-style-complex="italic" fo:language="fr" fo:country="CA"/>
    </style:style>
    <style:style style:name="P79" style:parent-style-name="Standard" style:family="paragraph">
      <style:paragraph-properties fo:text-align="justify"/>
    </style:style>
    <style:style style:name="T80" style:parent-style-name="默认段落字体" style:family="text">
      <style:text-properties fo:font-style="italic" style:font-style-asian="italic" style:font-style-complex="italic" fo:language="fr" fo:country="CA"/>
    </style:style>
    <style:style style:name="P81" style:parent-style-name="Standard" style:family="paragraph">
      <style:paragraph-properties fo:text-align="justify"/>
    </style:style>
    <style:style style:name="T82" style:parent-style-name="默认段落字体" style:family="text">
      <style:text-properties fo:language="fr" fo:country="CA"/>
    </style:style>
    <style:style style:name="T83" style:parent-style-name="默认段落字体" style:family="text">
      <style:text-properties fo:language="fr" fo:country="CA"/>
    </style:style>
    <style:style style:name="T84" style:parent-style-name="默认段落字体" style:family="text">
      <style:text-properties fo:language="fr" fo:country="CA"/>
    </style:style>
    <style:style style:name="P85" style:parent-style-name="Standard" style:family="paragraph">
      <style:paragraph-properties fo:text-align="justify"/>
    </style:style>
    <style:style style:name="T86" style:parent-style-name="默认段落字体" style:family="text">
      <style:text-properties fo:font-style="italic" style:font-style-asian="italic" style:font-style-complex="italic" fo:language="fr" fo:country="CA"/>
    </style:style>
    <style:style style:name="P87" style:parent-style-name="Standard" style:family="paragraph">
      <style:paragraph-properties fo:text-align="justify"/>
    </style:style>
    <style:style style:name="T88" style:parent-style-name="默认段落字体" style:family="text">
      <style:text-properties fo:font-style="italic" style:font-style-asian="italic" style:font-style-complex="italic" fo:language="fr" fo:country="CA"/>
    </style:style>
    <style:style style:name="P89" style:parent-style-name="Standard" style:family="paragraph">
      <style:paragraph-properties fo:text-align="justify"/>
    </style:style>
    <style:style style:name="T90" style:parent-style-name="默认段落字体" style:family="text">
      <style:text-properties fo:font-style="italic" style:font-style-asian="italic" style:font-style-complex="italic" fo:language="fr" fo:country="CA"/>
    </style:style>
    <style:style style:name="P91" style:parent-style-name="Standard" style:family="paragraph">
      <style:paragraph-properties fo:text-align="justify"/>
    </style:style>
    <style:style style:name="T92" style:parent-style-name="默认段落字体" style:family="text">
      <style:text-properties fo:font-style="italic" style:font-style-asian="italic" style:font-style-complex="italic" fo:language="en" fo:country="US"/>
    </style:style>
    <style:style style:name="P93" style:parent-style-name="Standard" style:family="paragraph">
      <style:paragraph-properties fo:text-align="justify"/>
    </style:style>
    <style:style style:name="T94" style:parent-style-name="默认段落字体" style:family="text">
      <style:text-properties fo:font-style="italic" style:font-style-asian="italic" style:font-style-complex="italic" fo:language="en" fo:country="US"/>
    </style:style>
    <style:style style:name="P95" style:parent-style-name="Standard" style:family="paragraph">
      <style:paragraph-properties fo:text-align="justify"/>
    </style:style>
    <style:style style:name="T96" style:parent-style-name="默认段落字体" style:family="text">
      <style:text-properties fo:font-style="italic" style:font-style-asian="italic" style:font-style-complex="italic" fo:language="en" fo:country="US"/>
    </style:style>
    <style:style style:name="P97" style:parent-style-name="Standard" style:family="paragraph">
      <style:paragraph-properties fo:text-align="justify"/>
    </style:style>
    <style:style style:name="T98" style:parent-style-name="默认段落字体" style:family="text">
      <style:text-properties fo:language="en" fo:country="US"/>
    </style:style>
    <style:style style:name="T99" style:parent-style-name="默认段落字体" style:family="text">
      <style:text-properties fo:font-weight="bold" style:font-weight-asian="bold" style:font-weight-complex="bold" fo:font-style="italic" style:font-style-asian="italic" style:font-style-complex="italic" fo:language="en" fo:country="US"/>
    </style:style>
    <style:style style:name="T100" style:parent-style-name="默认段落字体" style:family="text">
      <style:text-properties fo:font-weight="bold" style:font-weight-asian="bold" style:font-weight-complex="bold" fo:font-style="italic" style:font-style-asian="italic" style:font-style-complex="italic" fo:language="en" fo:country="US"/>
    </style:style>
    <style:style style:name="T101" style:parent-style-name="默认段落字体" style:family="text">
      <style:text-properties fo:language="en" fo:country="US"/>
    </style:style>
    <style:style style:name="P102" style:parent-style-name="Standard" style:family="paragraph">
      <style:paragraph-properties fo:text-align="justify"/>
    </style:style>
    <style:style style:name="T103" style:parent-style-name="默认段落字体" style:family="text">
      <style:text-properties fo:font-weight="bold" style:font-weight-asian="bold" style:font-weight-complex="bold" fo:font-style="italic" style:font-style-asian="italic" style:font-style-complex="italic"/>
    </style:style>
    <style:style style:name="P104" style:parent-style-name="标题2" style:family="paragraph">
      <style:paragraph-properties fo:text-align="justify" fo:margin-top="0in" fo:margin-bottom="0in"/>
    </style:style>
    <style:style style:name="P105" style:parent-style-name="Standard" style:family="paragraph">
      <style:paragraph-properties fo:text-align="justify"/>
    </style:style>
    <style:style style:name="T106" style:parent-style-name="默认段落字体" style:family="text">
      <style:text-properties fo:font-style="italic" style:font-style-asian="italic"/>
    </style:style>
    <style:style style:name="T107" style:parent-style-name="默认段落字体" style:family="text">
      <style:text-properties fo:font-style="italic" style:font-style-asian="italic"/>
    </style:style>
    <style:style style:name="T108" style:parent-style-name="默认段落字体" style:family="text">
      <style:text-properties fo:font-style="italic" style:font-style-asian="italic"/>
    </style:style>
    <style:style style:name="T109" style:parent-style-name="默认段落字体" style:family="text">
      <style:text-properties fo:font-style="italic" style:font-style-asian="italic"/>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T112" style:parent-style-name="默认段落字体" style:family="text">
      <style:text-properties fo:font-style="italic" style:font-style-asian="italic"/>
    </style:style>
    <style:style style:name="T113" style:parent-style-name="默认段落字体" style:family="text">
      <style:text-properties fo:font-style="italic" style:font-style-asian="italic"/>
    </style:style>
    <style:style style:name="T114" style:parent-style-name="默认段落字体" style:family="text">
      <style:text-properties fo:font-style="italic" style:font-style-asian="italic"/>
    </style:style>
    <style:style style:name="T115" style:parent-style-name="默认段落字体" style:family="text">
      <style:text-properties fo:font-style="italic" style:font-style-asian="italic"/>
    </style:style>
    <style:style style:name="P116" style:parent-style-name="Standard" style:family="paragraph">
      <style:paragraph-properties fo:text-align="justify"/>
    </style:style>
    <style:style style:name="T117" style:parent-style-name="默认段落字体" style:family="text">
      <style:text-properties fo:font-style="italic" style:font-style-asian="italic"/>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T124" style:parent-style-name="默认段落字体" style:family="text">
      <style:text-properties fo:font-weight="bold" style:font-weight-asian="bold" style:font-weight-complex="bold" fo:font-style="italic" style:font-style-asian="italic" style:font-style-complex="italic"/>
    </style:style>
    <style:style style:name="T125" style:parent-style-name="默认段落字体" style:family="text">
      <style:text-properties fo:font-weight="bold" style:font-weight-asian="bold" style:font-weight-complex="bold" fo:font-style="italic" style:font-style-asian="italic" style:font-style-complex="italic"/>
    </style:style>
    <style:style style:name="P126" style:parent-style-name="标题2" style:family="paragraph">
      <style:paragraph-properties fo:text-align="justify" fo:margin-top="0in" fo:margin-bottom="0in"/>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T129" style:parent-style-name="默认段落字体" style:family="text">
      <style:text-properties fo:font-weight="bold" style:font-weight-asian="bold" style:font-weight-complex="bold" fo:font-style="italic" style:font-style-asian="italic" style:font-style-complex="italic"/>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标题2" style:family="paragraph">
      <style:paragraph-properties fo:text-align="justify" fo:margin-top="0in" fo:margin-bottom="0in"/>
    </style:style>
    <style:style style:name="P135" style:parent-style-name="Standard" style:family="paragraph">
      <style:paragraph-properties fo:text-align="justify"/>
    </style:style>
    <style:style style:name="T136" style:parent-style-name="默认段落字体" style:family="text">
      <style:text-properties fo:font-style="italic" style:font-style-asian="italic" style:font-style-complex="italic"/>
    </style:style>
    <style:style style:name="T137" style:parent-style-name="默认段落字体" style:family="text">
      <style:text-properties fo:font-style="italic" style:font-style-asian="italic" style:font-style-complex="italic"/>
    </style:style>
    <style:style style:name="T138" style:parent-style-name="默认段落字体" style:family="text">
      <style:text-properties fo:font-style="italic" style:font-style-asian="italic" style:font-style-complex="italic"/>
    </style:style>
    <style:style style:name="P139" style:parent-style-name="标题1"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标题1"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text-properties fo:language="en" fo:country="US"/>
    </style:style>
    <style:style style:name="P155" style:parent-style-name="Standard" style:family="paragraph">
      <style:paragraph-properties fo:text-align="justify"/>
      <style:text-properties fo:language="en" fo:country="US"/>
    </style:style>
    <style:style style:name="P156" style:parent-style-name="标题1"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text-properties fo:language="en" fo:country="US"/>
    </style:style>
    <style:style style:name="P160" style:parent-style-name="Standard" style:family="paragraph">
      <style:paragraph-properties fo:text-align="justify"/>
      <style:text-properties fo:language="en" fo:country="US"/>
    </style:style>
    <style:style style:name="P161" style:parent-style-name="Standard" style:family="paragraph">
      <style:paragraph-properties fo:text-align="justify"/>
      <style:text-properties fo:language="en" fo:country="US"/>
    </style:style>
    <style:style style:name="P162" style:parent-style-name="Standard" style:family="paragraph">
      <style:paragraph-properties fo:text-align="justify"/>
    </style:style>
    <style:style style:name="P163" style:parent-style-name="标题1"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office:automatic-styles>
  <office:body>
    <office:text text:use-soft-page-breaks="true">
      <text:p text:style-name="P1"><text:bookmark-start text:name="_wbztb85orjrj"/><text:bookmark-end text:name="_wbztb85orjrj"/>Projet ARM_Simulateur / Groupe 4</text:p>
      <text:p text:style-name="P2"/>
      <text:p text:style-name="P3">XIAO Yucheng, WENG Xin, CHENG Ran, HU Beifan, WU Zhongyuan, ZHOU Ruizhe</text:p>
      <text:p text:style-name="Standard"/>
      <text:h text:style-name="P4" text:outline-level="1"><text:bookmark-start text:name="_14hs6p8sdfcn"/><text:bookmark-end text:name="_14hs6p8sdfcn"/>Descriptif de la structure du code développé</text:h>
      <text:list text:style-name="WWNum4">
        <text:list-item>
          <text:p text:style-name="P5"><text:bookmark-start text:name="_5j0cay6uwz5p"/><text:bookmark-end text:name="_5j0cay6uwz5p"/>register.c :</text:p>
          <text:list text:continue-numbering="true">
            <text:list-item>
              <text:p text:style-name="P6">Au total 37 registres, dont 31 registres pour usage général et 6<text:s/>registres d’état. Les registres pour usage général sont R0 à R15, et les registres d’état sont CPSR et SPSR.</text:p>
            </text:list-item>
            <text:list-item>
              <text:p text:style-name="P7">R0 à R7 ont 1 seul registre physique, mais R8 à R12 ont 2 registres et R13, R14 ont 6 registres. (Donc 31 registres en total). L’accès des registres est défini par le mode courant, qui est stocké dans le registre CPSR.</text:p>
            </text:list-item>
            <text:list-item>
              <text:p text:style-name="P8">Le type<text:s/><text:span text:style-name="T9">registers_data</text:span><text:s/>contient un unsigned int de 32 bit, et les types<text:s/><text:span text:style-name="T10">registers</text:span><text:s/>est un pointeur vers le<text:s/><text:span text:style-name="T11">registers_data</text:span>. Lorsque la création de registres, on alloue 37<text:s/><text:span text:style-name="T12">registers_data<text:s/></text:span>pour bien présenter les registres physiques. Ces 37<text:s/><text:span text:style-name="T13">registers_data</text:span><text:s/>sont stocké avec l’ordre suivant :</text:p>
              <text:list text:continue-numbering="true">
                <text:list-item>
                  <text:p text:style-name="P14">R0, …, R7,</text:p>
                </text:list-item>
                <text:list-item>
                  <text:p text:style-name="P15">R8, R8_fiq, ..., R12, R12_fiq,</text:p>
                </text:list-item>
                <text:list-item>
                  <text:p text:style-name="P16">R13, R13_svc, R13_abt, R13_und, R13_irq, R13_fiq,</text:p>
                </text:list-item>
                <text:list-item>
                  <text:p text:style-name="P17">R14, R14_svc, R14_abt, R14_und, R14_irq, R14_fiq,</text:p>
                </text:list-item>
                <text:list-item>
                  <text:p text:style-name="P18">R15<text:s/>(PC),</text:p>
                </text:list-item>
                <text:list-item>
                  <text:p text:style-name="P19">CPSR,</text:p>
                </text:list-item>
                <text:list-item>
                  <text:p text:style-name="P20">5 registres de SPSR,</text:p>
                </text:list-item>
              </text:list>
            </text:list-item>
            <text:list-item>
              <text:p text:style-name="P21">Les fonctions importantes :</text:p>
              <text:list text:continue-numbering="true">
                <text:list-item>
                  <text:p text:style-name="P22"><text:span text:style-name="T23">read_register()</text:span><text:s/>lire le contenu d’un registre selon l’état courant,</text:p>
                </text:list-item>
                <text:list-item>
                  <text:p text:style-name="P24"><text:span text:style-name="T25">read_usr_register()</text:span><text:s/>lire le contenu d’un registre de mode usr,</text:p>
                </text:list-item>
                <text:list-item>
                  <text:p text:style-name="P26"><text:span text:style-name="T27">write_register()</text:span><text:s/>écrit une nouvelle valeur dans un registre selon l’état courant,</text:p>
                </text:list-item>
                <text:list-item>
                  <text:p text:style-name="P28"><text:span text:style-name="T29">write_usr_register()</text:span><text:s/>écrit une nouvelle valeur dans un registre de mode usr.</text:p>
                </text:list-item>
              </text:list>
            </text:list-item>
          </text:list>
        </text:list-item>
      </text:list>
      <text:list text:style-name="WWNum4" text:continue-numbering="true">
        <text:list-item>
          <text:p text:style-name="P30"><text:bookmark-start text:name="_a7nwr7pf4pto"/><text:bookmark-end text:name="_a7nwr7pf4pto"/>memory.c :</text:p>
          <text:list text:continue-numbering="true">
            <text:list-item>
              <text:p text:style-name="P31">Le type<text:s/><text:span text:style-name="T32">memory_data<text:s/></text:span>qu’on définit contient un pointeur de type uint8_t, un uint8_t qui présente l’endianness, et une size en type size_t qui correspond à la taille de la mémoire. Le type<text:s/><text:span text:style-name="T33">memory</text:span><text:s/>est un pointeur vers la memory<text:span text:style-name="T34">_data.</text:span></text:p>
            </text:list-item>
            <text:list-item>
              <text:p text:style-name="P35">Lors de la création de type<text:s/><text:span text:style-name="T36">memory</text:span>, on alloue premièrement la memory<text:span text:style-name="T37"><text:s/></text:span>et ensuite alloue le tableau de uint8_t qui stocke les données.</text:p>
            </text:list-item>
            <text:list-item>
              <text:p text:style-name="P38">Les fonctions importantes :</text:p>
              <text:list text:continue-numbering="true">
                <text:list-item>
                  <text:p text:style-name="P39"><text:span text:style-name="T40">memory_read_by</text:span><text:span text:style-name="T41">te()</text:span><text:s text:c="2"/>lire un byte sur l’adresse donné,</text:p>
                </text:list-item>
                <text:list-item>
                  <text:p text:style-name="P42"><text:span text:style-name="T43">memory_read_half()</text:span><text:s text:c="2"/>lire un half (donc 2 byte) sur l’adresse donné,</text:p>
                </text:list-item>
                <text:list-item>
                  <text:p text:style-name="P44"><text:span text:style-name="T45">memory_read_word()</text:span><text:s text:c="2"/>lire un word (donc 4 byte) sur l’adresse<text:s/><text:soft-page-break/>donné,</text:p>
                </text:list-item>
                <text:list-item>
                  <text:p text:style-name="P46">… et c’est pareil pour l’écriture.</text:p>
                </text:list-item>
              </text:list>
            </text:list-item>
            <text:list-item>
              <text:p text:style-name="P47">L’endianness sont bien traités en<text:s/>lisant ou en écrivant de la mémoire.</text:p>
            </text:list-item>
            <text:list-item>
              <text:p text:style-name="P48">Les tests sont réussis.</text:p>
            </text:list-item>
          </text:list>
        </text:list-item>
      </text:list>
      <text:list text:style-name="WWNum4" text:continue-numbering="true">
        <text:list-item>
          <text:p text:style-name="P49"><text:bookmark-start text:name="_jza7p4kqhkt5"/><text:bookmark-end text:name="_jza7p4kqhkt5"/>arm_core.c</text:p>
          <text:list text:continue-numbering="true">
            <text:list-item>
              <text:p text:style-name="P50">On a ajouté une fonction<text:s/><text:span text:style-name="T51">conditionPassed()</text:span>, qui prend en paramètre un<text:s/><text:span text:style-name="T52">arm_core<text:s/></text:span>et une instruction de type<text:s/><text:span text:style-name="T53">uint32_t<text:s/></text:span>et ensuite vérifie si la condition est satisfait ou pas.</text:p>
            </text:list-item>
            <text:list-item>
              <text:p text:style-name="P54">Une autre fonction<text:s/><text:span text:style-name="T55">rotateRight()</text:span><text:s/>qui fait une opération ROR, on trouve après qu’il est déjà fourni dans util.c. Mais on le conserve quand même.</text:p>
            </text:list-item>
          </text:list>
        </text:list-item>
      </text:list>
      <text:list text:style-name="WWNum4" text:continue-numbering="true">
        <text:list-item>
          <text:p text:style-name="P56"><text:bookmark-start text:name="_fh5nu95ctqot"/><text:bookmark-end text:name="_fh5nu95ctqot"/>arm_load_store.c</text:p>
          <text:list text:continue-numbering="true">
            <text:list-item>
              <text:p text:style-name="P57">L’accès à la mémoire est l'instruction la plus complex dans ce projet, car il contient 3 modes d’adresse différents selon l’instruction différente. On a réussi d’implémenter addressing mode 2, 3 et 4 pour les instructions différentes :</text:p>
              <text:list text:continue-numbering="true">
                <text:list-item>
                  <text:p text:style-name="P58">Le mode d’adresse 2 : 3 types d’offset * 3 types d’index,</text:p>
                </text:list-item>
                <text:list-item>
                  <text:p text:style-name="P59">Le mode d’adresse 3 : 2 types d’offset * 3 types d’index,</text:p>
                </text:list-item>
                <text:list-item>
                  <text:p text:style-name="P60">Le mode<text:s/>d’adresse 4 : incrément ou décrément, avant ou après.</text:p>
                </text:list-item>
              </text:list>
            </text:list-item>
            <text:list-item>
              <text:p text:style-name="P61">Noter que le mode d’adresse 2 et 3 est pour load &amp; store, et le mode d’adresse 4 est pour load &amp; store multiple.</text:p>
            </text:list-item>
            <text:list-item>
              <text:p text:style-name="P62">Le but de LOAD est de lire le contenu dans l’adresse de mémoire et de le stocker dans le<text:s/>registre. Selon le type d’offset différent, il donne l’adresse différente, et renouvelle la nouvelle valeur de registre Rn après la lecture du contenu de la mémoire. Et c’est presque pareil pour STORE.</text:p>
            </text:list-item>
            <text:list-item>
              <text:p text:style-name="P63"><text:span text:style-name="T64">Fonctions Importantes :</text:span></text:p>
              <text:list text:continue-numbering="true">
                <text:list-item>
                  <text:p text:style-name="P65"><text:span text:style-name="T66">Pour Mode d</text:span><text:span text:style-name="T67">’</text:span><text:span text:style-name="T68">adresse 2 :<text:s/></text:span></text:p>
                  <text:list text:continue-numbering="true">
                    <text:list-item>
                      <text:p text:style-name="P69"><text:span text:style-name="T70">getAddrByOffset()</text:span></text:p>
                    </text:list-item>
                    <text:list-item>
                      <text:p text:style-name="P71"><text:span text:style-name="T72">refreshRnByOffset()</text:span></text:p>
                    </text:list-item>
                  </text:list>
                </text:list-item>
                <text:list-item>
                  <text:p text:style-name="P73"><text:span text:style-name="T74">Pour Mode d</text:span><text:span text:style-name="T75">’</text:span><text:span text:style-name="T76">adresse 3 :<text:s/></text:span></text:p>
                  <text:list text:continue-numbering="true">
                    <text:list-item>
                      <text:p text:style-name="P77"><text:span text:style-name="T78">getMiscAddrByOffset()</text:span></text:p>
                    </text:list-item>
                    <text:list-item>
                      <text:p text:style-name="P79"><text:span text:style-name="T80">refreshMiscRnByOffset()</text:span></text:p>
                    </text:list-item>
                  </text:list>
                </text:list-item>
                <text:list-item>
                  <text:p text:style-name="P81"><text:span text:style-name="T82">Pour Mode d</text:span><text:span text:style-name="T83">’</text:span><text:span text:style-name="T84">adresse 4 :<text:s/></text:span></text:p>
                  <text:list text:continue-numbering="true">
                    <text:list-item>
                      <text:p text:style-name="P85"><text:span text:style-name="T86">getStartAddress()</text:span></text:p>
                    </text:list-item>
                    <text:list-item>
                      <text:p text:style-name="P87"><text:span text:style-name="T88">getEndAddress()</text:span></text:p>
                    </text:list-item>
                    <text:list-item>
                      <text:p text:style-name="P89"><text:span text:style-name="T90">updateRn()</text:span></text:p>
                    </text:list-item>
                  </text:list>
                </text:list-item>
                <text:list-item>
                  <text:p text:style-name="P91"><text:span text:style-name="T92">arm_load_store(),<text:s/></text:span></text:p>
                </text:list-item>
                <text:list-item>
                  <text:p text:style-name="P93"><text:span text:style-name="T94">arm_load_store_extra(),<text:s/></text:span></text:p>
                </text:list-item>
                <text:list-item>
                  <text:p text:style-name="P95"><text:span text:style-name="T96">arm_load_store_multiple(),<text:s/></text:span></text:p>
                </text:list-item>
              </text:list>
            </text:list-item>
            <text:list-item>
              <text:p text:style-name="P97"><text:span text:style-name="T98">Pour load and store, les<text:s/></text:span><text:span text:style-name="T99">commandes LDR, LDRB, LDRBT, L</text:span><text:span text:style-name="T100">DRD, LDRH, LDRSB, LDRSH, LDRT, STR, STRB, STRBT, STRD, STRH, STRT</text:span><text:span text:style-name="T101"><text:s/>sont implémenté, LDREX et STREX n’est pas implémentées.</text:span></text:p>
            </text:list-item>
            <text:list-item>
              <text:p text:style-name="P102">Pour load and store multiple, les commandes<text:s/><text:span text:style-name="T103">LDM (1, 2, 3), STM (1, 2)</text:span><text:s/>sont implémentées.</text:p>
            </text:list-item>
          </text:list>
        </text:list-item>
      </text:list>
      <text:list text:style-name="WWNum4" text:continue-numbering="true">
        <text:list-item>
          <text:p text:style-name="P104"><text:bookmark-start text:name="_xfxqabv9qfjr"/><text:bookmark-end text:name="_xfxqabv9qfjr"/><text:soft-page-break/>arm_data_processing.c</text:p>
          <text:list text:continue-numbering="true">
            <text:list-item>
              <text:p text:style-name="P105">Un seul mode d’adresse<text:s/>est valide pour le traitement de données (Addressing mode 1). Il a 11 formats différents pour calculer shifter_operand et shifter_carry_out. On utilise un uint64_t pour stocker les 2 valeur de 32 bits avec les fonctions<text:s/><text:span text:style-name="T106">packing_shifter()</text:span>,<text:s/><text:span text:style-name="T107">get_shifter_opera</text:span><text:span text:style-name="T108">nd()</text:span><text:s/>et<text:s/><text:span text:style-name="T109">get_shifter_carry_out()</text:span>.</text:p>
            </text:list-item>
            <text:list-item>
              <text:p text:style-name="P110">La difficulté sur le traitement de données est comment calculer correctement le carry flag et l’overflow flag d’une opération.</text:p>
              <text:list text:continue-numbering="true">
                <text:list-item>
                  <text:p text:style-name="P111">Le calcule de carry (ou borrow si substraction) est fait par les fonction<text:s/><text:span text:style-name="T112">get_carry()<text:s/></text:span>et<text:s/><text:span text:style-name="T113">get_bor</text:span><text:span text:style-name="T114">row()</text:span>, qui vérifier est-ce que le résultat est dans la limite de<text:s/><text:span text:style-name="T115">int32_t;</text:span></text:p>
                </text:list-item>
                <text:list-item>
                  <text:p text:style-name="P116">et le calcul d’overflow est fait par<text:s/><text:span text:style-name="T117">get_overflow_flag()</text:span><text:s/>qui demande les 2 opérandes et son résultat. Il verfier 2 chose, si les 2 opérandes ont le même signe, et ensuite vérifier si<text:s/>le résultat a le même signe que les opérandes.</text:p>
                </text:list-item>
              </text:list>
            </text:list-item>
            <text:list-item>
              <text:p text:style-name="P118">Fonctions Importantes :<text:s/></text:p>
              <text:list text:continue-numbering="true">
                <text:list-item>
                  <text:p text:style-name="P119">calcs_procedure() : faire les calculs arithmétiques ( ADD, SUB etc.)</text:p>
                </text:list-item>
                <text:list-item>
                  <text:p text:style-name="P120">bitwise_procedure() : faire les calculs bit à bit ( AND, EOR, etc.)</text:p>
                </text:list-item>
                <text:list-item>
                  <text:p text:style-name="P121">cmptst_procedure() : faire les comparaisons et les tests.</text:p>
                </text:list-item>
              </text:list>
            </text:list-item>
            <text:list-item>
              <text:p text:style-name="P122">Une fonction modify_nzcv() prend un arm_core et 4 integers, et renouvelle la valeur de nzcv dans la registre CPSR.</text:p>
            </text:list-item>
            <text:list-item>
              <text:p text:style-name="P123">Toutes les commandes de data processing sont implémentés :<text:line-break/><text:span text:style-name="T124">ADC, ADD, AND, BIC, CMN, CMP, EOR,</text:span><text:span text:style-name="T125"><text:s/>MOV, MVN, ORR, RSB, RSC, SBC, SUB, TEQ, TST.</text:span></text:p>
            </text:list-item>
          </text:list>
        </text:list-item>
      </text:list>
      <text:list text:style-name="WWNum4" text:continue-numbering="true">
        <text:list-item>
          <text:p text:style-name="P126"><text:bookmark-start text:name="_73dweax16ka7"/><text:bookmark-end text:name="_73dweax16ka7"/>arm_branch_other.c</text:p>
          <text:list text:continue-numbering="true">
            <text:list-item>
              <text:p text:style-name="P127">Cette instruction est relativement simple. Il écrit une nouvelle valeur dans le PC et renouvelle le registre LR avec la valeur de PC courant si L_Bit =1. La commande BX et BLX va modifier le<text:s/>T bit dans CPSR.</text:p>
            </text:list-item>
            <text:list-item>
              <text:p text:style-name="P128">Les commandes<text:s/><text:span text:style-name="T129">B, BL, BLX (1 et 2), BX</text:span><text:s/>sont implémentées.<text:s/><text:line-break/>BXJ ne sont pas implémentés (ARMv6).</text:p>
            </text:list-item>
            <text:list-item>
              <text:p text:style-name="P130">La commande MRS est implémentée, elle écrit une nouvelle valeur dans le registre CPSR.</text:p>
            </text:list-item>
            <text:list-item>
              <text:p text:style-name="P131">Fonctions Importantes :</text:p>
              <text:list text:continue-numbering="true">
                <text:list-item>
                  <text:p text:style-name="P132">blx1_procedure() : faire les procédure de<text:s/>B, BL<text:s/>et<text:s/>BLX<text:s/>(1)</text:p>
                </text:list-item>
                <text:list-item>
                  <text:p text:style-name="P133">blx2_procedure() : faire les procédure de<text:s/>BX<text:s/>et<text:s/>BLX<text:s/>(2)</text:p>
                </text:list-item>
              </text:list>
            </text:list-item>
          </text:list>
        </text:list-item>
      </text:list>
      <text:list text:style-name="WWNum4" text:continue-numbering="true">
        <text:list-item>
          <text:p text:style-name="P134"><text:bookmark-start text:name="_1kzvy3qv4duw"/><text:bookmark-end text:name="_1kzvy3qv4duw"/>arm_instrucions :</text:p>
          <text:list text:continue-numbering="true">
            <text:list-item>
              <text:p text:style-name="P135">La fonction<text:s/><text:span text:style-name="T136">arm_execute_instruction()</text:span><text:s/>est fait grâce à la fonction<text:s/><text:span text:style-name="T137">arm_fetch()</text:span>, et ensuite elle traite les codes de l'instruction avec un<text:s/><text:span text:style-name="T138">switch()</text:span><text:s/>et ensuite exécute la bonne fonction.</text:p>
            </text:list-item>
          </text:list>
        </text:list-item>
      </text:list>
      <text:h text:style-name="P139" text:outline-level="1"><text:bookmark-start text:name="_8traxb7usq9v"/><text:bookmark-end text:name="_8traxb7usq9v"/>Test Effectué :</text:h>
      <text:list text:style-name="WWNum7">
        <text:list-item>
          <text:p text:style-name="P140">memory_test.c → Tester la fonctionnalité dans memory.c,</text:p>
        </text:list-item>
        <text:list-item>
          <text:p text:style-name="P141">exampleAddrMode1.s → Tester les<text:s/>fonctions pour Addressing mode 1,</text:p>
        </text:list-item>
        <text:list-item>
          <text:p text:style-name="P142">exampleAddrMode2.s → Tester les fonctions pour Addressing mode 2,</text:p>
        </text:list-item>
        <text:list-item>
          <text:p text:style-name="P143">exampleAddrMode2_2.s → Un autre test pour Addressing mode 2,</text:p>
        </text:list-item>
        <text:list-item>
          <text:p text:style-name="P144">exampleAddrMode3.s → Tester les fonctions pour Addressing mode 3,</text:p>
        </text:list-item>
        <text:list-item>
          <text:p text:style-name="P145">exampleDataProcessing.s → Un test sur tous les commandes de Data Processing,</text:p>
        </text:list-item>
        <text:list-item>
          <text:p text:style-name="P146">exampleLoadStore.s → Un test sur tous les commandes de Load &amp; Store (sauf LDREX et STREX).</text:p>
        </text:list-item>
      </text:list>
      <text:p text:style-name="P147">Tous les tests au-dessus, avec tous les exemples que le prof fournit, sont bien passés.<text:s/>Les bonne résultats des tests sont commentés dans les fichiers .s .</text:p>
      <text:h text:style-name="P148" text:outline-level="1"><text:bookmark-start text:name="_usbn6vqal52j"/><text:bookmark-end text:name="_usbn6vqal52j"/>Répartition du travail</text:h>
      <text:p text:style-name="P149">Chef de Projet &amp; Réviseur et testeur de code : XIAO Yucheng</text:p>
      <text:p text:style-name="P150">Administrateur GitHub : WENG Xin</text:p>
      <text:p text:style-name="P151">Secrétaire : XIAO Yucheng &amp; WENG Xin</text:p>
      <text:p text:style-name="P152">Programmeur：Tous</text:p>
      <text:p text:style-name="P153">Optimisation du code : CHENG Ran &amp; HU Beifan<text:tab/></text:p>
      <text:p text:style-name="P154">Co-testeurs: WU Zhongyuan &amp; ZHOU Ruizhe</text:p>
      <text:p text:style-name="P155"/>
      <text:h text:style-name="P156" text:outline-level="1"><text:bookmark-start text:name="_hah60ya0fy54"/><text:bookmark-end text:name="_hah60ya0fy54"/>Notre méthode de travail</text:h>
      <text:list text:style-name="WWNum5">
        <text:list-item>
          <text:p text:style-name="P157">On crée un serveur discord, et on écrit du code ensemble quand une personne fait du streaming. (En visuel)</text:p>
        </text:list-item>
        <text:list-item>
          <text:p text:style-name="P158">Pour la partie instruction, 2 personnes correspondent d’une partie instruction, et XIAO vérifie les codes avant de les envoyer sur github.</text:p>
          <text:list text:continue-numbering="true">
            <text:list-item>
              <text:p text:style-name="P159">Load &amp; Store: <text:s/>WENG Xin, Yucheng XIAO;</text:p>
            </text:list-item>
            <text:list-item>
              <text:p text:style-name="P160">Branch: WU Zhongyuan, CHENG Ran;</text:p>
            </text:list-item>
            <text:list-item>
              <text:p text:style-name="P161">Data Processing: <text:s/>Ruizhe ZHOU, Beifan HU;</text:p>
            </text:list-item>
          </text:list>
        </text:list-item>
        <text:list-item>
          <text:p text:style-name="P162">On code les instructions selon les réglementations du manuel (Pseudo-code donnée). Les parties ARMv6 ne sont pas implémentées.</text:p>
        </text:list-item>
      </text:list>
      <text:h text:style-name="P163" text:outline-level="1"><text:bookmark-start text:name="_4gp70b7nfr30"/><text:bookmark-end text:name="_4gp70b7nfr30"/>Journal :</text:h>
      <text:p text:style-name="P164">17 Décembre - 21 Décembre :</text:p>
      <text:list text:style-name="WWNum1">
        <text:list-item>
          <text:p text:style-name="P165">Compréhension du sujet, lire le manuel, noter ce qu‘on va faire après ;</text:p>
        </text:list-item>
      </text:list>
      <text:p text:style-name="P166"/>
      <text:p text:style-name="P167">22 Décembre :</text:p>
      <text:list text:style-name="WWNum2">
        <text:list-item>
          <text:p text:style-name="P168">Ajouter des fichiers sur github,</text:p>
        </text:list-item>
      </text:list>
      <text:list text:style-name="WWNum9">
        <text:list-item>
          <text:p text:style-name="P169">Créer un TODO List,</text:p>
        </text:list-item>
        <text:list-item>
          <text:p text:style-name="P170">Distribution du travail,</text:p>
        </text:list-item>
      </text:list>
      <text:p text:style-name="P171"/>
      <text:p text:style-name="P172">23 - 24 Décembre :</text:p>
      <text:list text:style-name="WWNum8">
        <text:list-item>
          <text:p text:style-name="P173">Travailler sur register.c et register.h ;</text:p>
        </text:list-item>
      </text:list>
      <text:p text:style-name="P174"/>
      <text:p text:style-name="P175">24 - 26 Décembre :</text:p>
      <text:list text:style-name="WWNum3">
        <text:list-item>
          <text:p text:style-name="P176">Travailler sur la partie mémoire ;</text:p>
        </text:list-item>
      </text:list>
      <text:p text:style-name="P177"/>
      <text:p text:style-name="P178">26 Déc - 5 Jan :</text:p>
      <text:list text:style-name="WWNum6">
        <text:list-item>
          <text:p text:style-name="P179">Travailler sur le code des instructions ;</text:p>
        </text:list-item>
      </text:list>
      <text:p text:style-name="P180"/>
      <text:p text:style-name="P181">6 Jan :</text:p>
      <text:list text:style-name="WWNum6" text:continue-numbering="true">
        <text:list-item>
          <text:p text:style-name="P182">Travailler sur l'exécution des instructions ;<text:s/></text:p>
        </text:list-item>
      </text:list>
      <text:p text:style-name="P183"/>
      <text:p text:style-name="P184">8 Jan - 14 Jan :</text:p>
      <text:list text:style-name="WWNum10">
        <text:list-item>
          <text:p text:style-name="P185">Ecrire des tests pour débugger notre programm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宋体"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标题1" style:display-name="标题 1" style:family="paragraph" style:parent-style-name="正文" style:next-style-name="Standard" style:default-outline-level="1">
      <style:paragraph-properties fo:keep-with-next="always" fo:keep-together="always" fo:margin-top="0.1388in" fo:margin-bottom="0.0833in"/>
      <style:text-properties fo:font-size="20pt" style:font-size-asian="20pt" style:font-size-complex="20pt" fo:hyphenate="false"/>
    </style:style>
    <style:style style:name="标题2" style:display-name="标题 2" style:family="paragraph" style:parent-style-name="正文"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标题3" style:display-name="标题 3" style:family="paragraph" style:parent-style-name="正文"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标题4" style:display-name="标题 4" style:family="paragraph" style:parent-style-name="正文" style:next-style-name="Standard" style:default-outline-level="4">
      <style:paragraph-properties fo:keep-with-next="always" fo:keep-together="always" fo:margin-top="0.1944in" fo:margin-bottom="0.0555in"/>
      <style:text-properties fo:color="#666666" fo:hyphenate="false"/>
    </style:style>
    <style:style style:name="标题5" style:display-name="标题 5" style:family="paragraph" style:parent-style-name="正文"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标题6" style:display-name="标题 6" style:family="paragraph" style:parent-style-name="正文"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正文" style:display-name="正文" style:family="paragraph">
      <style:paragraph-properties fo:widows="2" fo:orphans="2"/>
      <style:text-properties fo:hyphenate="false"/>
    </style:style>
    <style:style style:name="默认段落字体" style:display-name="默认段落字体"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标题" style:display-name="标题" style:family="paragraph" style:parent-style-name="正文" style:next-style-name="Standard">
      <style:paragraph-properties fo:keep-with-next="always" fo:keep-together="always" fo:margin-bottom="0.0416in"/>
      <style:text-properties fo:font-size="24pt" style:font-size-asian="24pt" style:font-size-complex="24pt" fo:hyphenate="false"/>
    </style:style>
    <style:style style:name="副标题" style:display-name="副标题" style:family="paragraph" style:parent-style-name="正文" style:next-style-name="Standard">
      <style:paragraph-properties fo:keep-with-next="always" fo:keep-together="always" fo:margin-bottom="0.2222in"/>
      <style:text-properties fo:color="#666666" fo:font-size="15pt" style:font-size-asian="15pt" style:font-size-complex="15pt" fo:hyphenate="false"/>
    </style:style>
    <style:style style:name="页眉" style:display-name="页眉"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1LVL1" style:family="text">
      <style:text-properties style:font-name="Arial"/>
    </style:style>
    <style:style style:name="WW_CharLFO21LVL2" style:family="text">
      <style:text-properties style:font-name="Arial"/>
    </style:style>
    <style:style style:name="WW_CharLFO21LVL3" style:family="text">
      <style:text-properties style:font-name="Arial"/>
    </style:style>
    <style:style style:name="WW_CharLFO21LVL4" style:family="text">
      <style:text-properties style:font-name="Arial"/>
    </style:style>
    <style:style style:name="WW_CharLFO21LVL5" style:family="text">
      <style:text-properties style:font-name="Arial"/>
    </style:style>
    <style:style style:name="WW_CharLFO21LVL6" style:family="text">
      <style:text-properties style:font-name="Arial"/>
    </style:style>
    <style:style style:name="WW_CharLFO21LVL7" style:family="text">
      <style:text-properties style:font-name="Arial"/>
    </style:style>
    <style:style style:name="WW_CharLFO21LVL8" style:family="text">
      <style:text-properties style:font-name="Arial"/>
    </style:style>
    <style:style style:name="WW_CharLFO21LVL9" style:family="text">
      <style:text-properties style:font-name="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an Shaw</dc:creator>
    <meta:creation-date>2021-01-14T01:34:00Z</meta:creation-date>
    <dc:date>2021-01-14T04:40:00Z</dc:date>
    <meta:template xlink:href="Normal.dotm" xlink:type="simple"/>
    <meta:editing-cycles>10</meta:editing-cycles>
    <meta:editing-duration>PT4380S</meta:editing-duration>
    <meta:document-statistic meta:page-count="5" meta:paragraph-count="15" meta:word-count="1200" meta:character-count="7788" meta:row-count="55" meta:non-whitespace-character-count="6603"/>
  </office:meta>
</office:document-meta>
</file>